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elper.getTextContent( Node nod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Helper.setTextContent( Node node , final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Helper.mergeTextContent( NodeList no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